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1.49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  <style:text-properties style:text-underline-style="none"/>
    </style:style>
    <style:style style:name="P4" style:family="paragraph">
      <style:paragraph-properties fo:text-align="center"/>
      <style:text-properties fo:font-style="normal" style:text-underline-style="none" style:font-style-asian="normal" style:font-style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B_5f_Flowchart">
        <office:forms form:automatic-focus="false" form:apply-design-mode="false"/>
        <draw:custom-shape draw:style-name="gr1" draw:text-style-name="P1" draw:layer="layout" svg:width="3.788cm" svg:height="2.361cm" svg:x="-5.215cm" svg:y="6.144cm">
          <text:p text:style-name="P1">Entit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8cm" svg:height="1.919cm" svg:x="-5.148cm" svg:y="10.736cm">
          <text:p text:style-name="P1">Attribu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-5.993cm" svg:y1="17.034cm" svg:x2="-0.857cm" svg:y2="17.034cm">
          <text:p text:style-name="P1">1</text:p>
        </draw:line>
        <draw:g>
          <draw:line draw:style-name="gr2" draw:text-style-name="P1" draw:layer="layout" svg:x1="-5.993cm" svg:y1="14.834cm" svg:x2="-0.857cm" svg:y2="14.834cm">
            <text:p text:style-name="P1">1</text:p>
          </draw:line>
          <draw:line draw:style-name="gr3" draw:text-style-name="P1" draw:layer="layout" svg:x1="-5.993cm" svg:y1="15.034cm" svg:x2="-0.857cm" svg:y2="15.034cm">
            <text:p/>
          </draw:line>
        </draw:g>
        <draw:custom-shape draw:style-name="gr1" draw:text-style-name="P1" draw:layer="layout" svg:width="3.164cm" svg:height="3.164cm" svg:x="-4.955cm" svg:y="18.777cm">
          <text:p text:style-name="P1">Rel.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2.415cm" svg:height="1.506cm" svg:x="5.261cm" svg:y="5.329cm">
          <text:p text:style-name="P1">User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415cm" svg:height="1.505cm" svg:x="5.258cm" svg:y="11.429cm">
          <text:p text:style-name="P1">Lis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017cm" svg:height="2.017cm" svg:x="5.442cm" svg:y="8.274cm">
          <text:p text:style-name="P1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2.415cm" svg:height="1.505cm" svg:x="15.267cm" svg:y="13.718cm">
          <text:p text:style-name="P1">Stor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415cm" svg:height="1.506cm" svg:x="13.772cm" svg:y="19.89cm">
          <text:p text:style-name="P1">Mfct.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91cm" svg:height="0.96cm" svg:x="3.607cm" svg:y="3.635cm">
          <text:p text:style-name="P1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791cm" svg:height="0.96cm" svg:x="4.21cm" svg:y="13.85cm">
          <text:p text:style-name="P1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791cm" svg:height="0.961cm" svg:x="11.963cm" svg:y="21.907cm">
          <text:p text:style-name="P1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791cm" svg:height="0.96cm" svg:x="18.318cm" svg:y="12.699cm">
          <text:p text:style-name="P1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791cm" svg:height="0.96cm" svg:x="5.676cm" svg:y="3.595cm">
          <text:p text:style-name="P1"><text:span text:style-name="T2">f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791cm" svg:height="0.96cm" svg:x="7.671cm" svg:y="3.595cm">
          <text:p text:style-name="P1"><text:span text:style-name="T2">l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789cm" svg:y1="4.551cm" svg:x2="5.465cm" svg:y2="5.347cm">
          <text:p/>
        </draw:line>
        <draw:line draw:style-name="gr3" draw:text-style-name="P1" draw:layer="layout" svg:x1="6.54cm" svg:y1="4.591cm" svg:x2="6.54cm" svg:y2="5.347cm">
          <text:p/>
        </draw:line>
        <draw:line draw:style-name="gr3" draw:text-style-name="P1" draw:layer="layout" svg:x1="8.291cm" svg:y1="4.551cm" svg:x2="7.535cm" svg:y2="5.387cm">
          <text:p/>
        </draw:line>
        <draw:custom-shape draw:style-name="gr4" draw:text-style-name="P3" draw:layer="layout" svg:width="2.995cm" svg:height="0.96cm" svg:x="7.011cm" svg:y="13.835cm">
          <text:p text:style-name="P1"><text:span text:style-name="T2">crea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791cm" svg:height="0.96cm" svg:x="14.066cm" svg:y="22.229cm">
          <text:p text:style-name="P1"><text:span text:style-name="T2">lo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791cm" svg:height="0.96cm" svg:x="16.176cm" svg:y="22.07cm">
          <text:p text:style-name="P1"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79cm" svg:height="0.961cm" svg:x="18.8cm" svg:y="14.339cm">
          <text:p text:style-name="P1"><text:span text:style-name="T2">ur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7.263cm" svg:y1="12.918cm" svg:x2="7.874cm" svg:y2="13.836cm">
          <text:p/>
        </draw:line>
        <draw:line draw:style-name="gr3" draw:text-style-name="P1" draw:layer="layout" svg:x1="5.662cm" svg:y1="12.921cm" svg:x2="5.344cm" svg:y2="13.796cm">
          <text:p/>
        </draw:line>
        <draw:line draw:style-name="gr3" draw:text-style-name="P1" draw:layer="layout" svg:x1="13.816cm" svg:y1="21.395cm" svg:x2="13.259cm" svg:y2="21.953cm">
          <text:p/>
        </draw:line>
        <draw:line draw:style-name="gr3" draw:text-style-name="P1" draw:layer="layout" svg:x1="14.89cm" svg:y1="21.435cm" svg:x2="14.89cm" svg:y2="22.151cm">
          <text:p/>
        </draw:line>
        <draw:line draw:style-name="gr3" draw:text-style-name="P1" draw:layer="layout" svg:x1="15.885cm" svg:y1="21.435cm" svg:x2="16.681cm" svg:y2="22.032cm">
          <text:p/>
        </draw:line>
        <draw:line draw:style-name="gr3" draw:text-style-name="P1" draw:layer="layout" svg:x1="18.786cm" svg:y1="14.819cm" svg:x2="17.711cm" svg:y2="14.739cm">
          <text:p/>
        </draw:line>
        <draw:line draw:style-name="gr3" draw:text-style-name="P1" draw:layer="layout" svg:x1="18.303cm" svg:y1="13.232cm" svg:x2="17.348cm" svg:y2="13.709cm">
          <text:p/>
        </draw:line>
        <draw:line draw:style-name="gr2" draw:text-style-name="P1" draw:layer="layout" svg:x1="6.381cm" svg:y1="6.859cm" svg:x2="6.381cm" svg:y2="8.332cm">
          <text:p text:style-name="P1">1</text:p>
        </draw:line>
        <draw:line draw:style-name="gr2" draw:text-style-name="P1" draw:layer="layout" svg:x1="6.421cm" svg:y1="10.321cm" svg:x2="6.421cm" svg:y2="11.395cm">
          <text:p text:style-name="P1">1</text:p>
        </draw:line>
        <draw:frame draw:style-name="gr5" draw:layer="layout" svg:width="10.273cm" svg:height="1.742cm" svg:x="1.347cm" svg:y="1.491cm">
          <draw:text-box>
            <text:p>Wish List App Database</text:p>
          </draw:text-box>
        </draw:frame>
        <draw:custom-shape draw:style-name="gr4" draw:text-style-name="P3" draw:layer="layout" svg:width="1.791cm" svg:height="0.96cm" svg:x="2.785cm" svg:y="5.499cm">
          <text:p text:style-name="P1"><text:span text:style-name="T2">D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164cm" svg:y1="6.343cm" svg:x2="5.238cm" svg:y2="6.408cm">
          <text:p/>
        </draw:line>
        <draw:custom-shape draw:style-name="gr4" draw:text-style-name="P3" draw:layer="layout" svg:width="1.791cm" svg:height="0.96cm" svg:x="2.933cm" svg:y="7.06cm">
          <text:p text:style-name="P1"><text:span text:style-name="T2">L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565cm" svg:y1="7.263cm" svg:x2="5.24cm" svg:y2="6.796cm">
          <text:p/>
        </draw:line>
        <draw:line draw:style-name="gr3" draw:text-style-name="P1" draw:layer="layout" svg:x1="6.581cm" svg:y1="6.86cm" svg:x2="6.581cm" svg:y2="8.333cm">
          <text:p/>
        </draw:line>
        <draw:custom-shape draw:style-name="gr4" draw:text-style-name="P2" draw:layer="layout" svg:width="1.791cm" svg:height="0.96cm" svg:x="2.934cm" svg:y="12.662cm">
          <text:p text:style-name="P2"><text:span text:style-name="T1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566cm" svg:y1="12.865cm" svg:x2="5.241cm" svg:y2="12.398cm">
          <text:p/>
        </draw:line>
        <draw:line draw:style-name="gr2" draw:text-style-name="P1" draw:layer="layout" svg:x1="6.581cm" svg:y1="12.959cm" svg:x2="6.581cm" svg:y2="15.458cm">
          <text:p text:style-name="P1">M</text:p>
        </draw:line>
        <draw:custom-shape draw:style-name="gr4" draw:text-style-name="P1" draw:layer="layout" svg:width="2.017cm" svg:height="2.017cm" svg:x="5.443cm" svg:y="15.475cm">
          <text:p text:style-name="P1">contai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6.481cm" svg:y1="17.36cm" svg:x2="6.481cm" svg:y2="19.859cm">
          <text:p text:style-name="P1">N</text:p>
        </draw:line>
        <draw:custom-shape draw:style-name="gr4" draw:text-style-name="P1" draw:layer="layout" svg:width="2.415cm" svg:height="1.506cm" svg:x="5.369cm" svg:y="19.787cm">
          <text:p text:style-name="P1">Product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91cm" svg:height="0.961cm" svg:x="3.56cm" svg:y="21.804cm">
          <text:p text:style-name="P1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791cm" svg:height="0.96cm" svg:x="5.663cm" svg:y="22.126cm">
          <text:p text:style-name="P1"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.413cm" svg:y1="21.292cm" svg:x2="4.856cm" svg:y2="21.85cm">
          <text:p/>
        </draw:line>
        <draw:line draw:style-name="gr3" draw:text-style-name="P1" draw:layer="layout" svg:x1="6.487cm" svg:y1="21.332cm" svg:x2="6.487cm" svg:y2="22.048cm">
          <text:p/>
        </draw:line>
        <draw:custom-shape draw:style-name="gr4" draw:text-style-name="P1" draw:layer="layout" svg:width="2.017cm" svg:height="2.018cm" svg:x="9.825cm" svg:y="19.533cm">
          <text:p text:style-name="P1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7.812cm" svg:y1="20.473cm" svg:x2="9.801cm" svg:y2="20.513cm">
          <text:p text:style-name="P1">M</text:p>
        </draw:line>
        <draw:line draw:style-name="gr2" draw:text-style-name="P1" draw:layer="layout" svg:x1="11.849cm" svg:y1="20.531cm" svg:x2="13.748cm" svg:y2="20.531cm">
          <text:p text:style-name="P1">1</text:p>
        </draw:line>
        <draw:custom-shape draw:style-name="gr4" draw:text-style-name="P2" draw:layer="layout" svg:width="1.791cm" svg:height="0.96cm" svg:x="2.758cm" svg:y="16.237cm">
          <text:p text:style-name="P1"><text:span text:style-name="T1">P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.396cm" svg:y1="16.549cm" svg:x2="4.566cm" svg:y2="16.705cm">
          <text:p/>
        </draw:line>
        <draw:custom-shape draw:style-name="gr4" draw:text-style-name="P2" draw:layer="layout" svg:width="1.791cm" svg:height="0.96cm" svg:x="8.362cm" svg:y="16.237cm">
          <text:p text:style-name="P1"><text:span text:style-name="T1">L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8.457cm" svg:y1="16.705cm" svg:x2="7.538cm" svg:y2="16.453cm">
          <text:p/>
        </draw:line>
        <draw:custom-shape draw:style-name="gr4" draw:text-style-name="P4" draw:layer="layout" svg:width="1.791cm" svg:height="0.96cm" svg:x="3.358cm" svg:y="17.437cm">
          <text:p text:style-name="P1"><text:span text:style-name="T3">boug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.863cm" svg:y1="16.964cm" svg:x2="5.166cm" svg:y2="17.905cm">
          <text:p/>
        </draw:line>
        <draw:line draw:style-name="gr2" draw:text-style-name="P1" draw:layer="layout" svg:x1="7.813cm" svg:y1="20.673cm" svg:x2="9.909cm" svg:y2="20.648cm">
          <text:p/>
        </draw:line>
        <draw:custom-shape draw:style-name="gr4" draw:text-style-name="P1" draw:layer="layout" svg:width="2.017cm" svg:height="2.018cm" svg:x="10.906cm" svg:y="14.528cm">
          <text:p text:style-name="P1">i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7.886cm" svg:y1="19.922cm" svg:x2="11.621cm" svg:y2="16.134cm">
          <text:p text:style-name="P1">M</text:p>
        </draw:line>
        <draw:line draw:style-name="gr2" draw:text-style-name="P1" draw:layer="layout" svg:x1="12.867cm" svg:y1="15.499cm" svg:x2="15.232cm" svg:y2="14.579cm">
          <text:p text:style-name="P1">N</text:p>
        </draw:line>
        <draw:line draw:style-name="gr2" draw:text-style-name="P1" draw:layer="layout" svg:x1="7.782cm" svg:y1="19.714cm" svg:x2="11.465cm" svg:y2="15.979cm">
          <text:p/>
        </draw:line>
        <draw:custom-shape draw:style-name="gr4" draw:text-style-name="P3" draw:layer="layout" svg:width="1.791cm" svg:height="0.96cm" svg:x="11.881cm" svg:y="12.693cm">
          <text:p text:style-name="P1"><text:span text:style-name="T2">$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2.69cm" svg:y1="13.645cm" svg:x2="12.326cm" svg:y2="14.942cm">
          <text:p/>
        </draw:line>
        <draw:custom-shape draw:style-name="gr4" draw:text-style-name="P3" draw:layer="layout" svg:width="1.791cm" svg:height="0.96cm" svg:x="2.551cm" svg:y="20.362cm">
          <text:p text:style-name="P1"><text:span text:style-name="T2">photo</text:span></text:p>
          <text:p text:style-name="P1"><text:span text:style-name="T2">ur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.344cm" svg:y1="20.492cm" svg:x2="4.358cm" svg:y2="20.855cm">
          <text:p/>
        </draw:line>
        <draw:line draw:style-name="gr2" draw:text-style-name="P1" draw:layer="layout" svg:x1="6.381cm" svg:y1="12.96cm" svg:x2="6.381cm" svg:y2="15.459cm">
          <text:p/>
        </draw:line>
        <draw:custom-shape draw:style-name="gr4" draw:text-style-name="P3" draw:layer="layout" svg:width="2.995cm" svg:height="0.96cm" svg:x="8.412cm" svg:y="12.236cm">
          <text:p text:style-name="P1"><text:span text:style-name="T2">upda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7.73cm" svg:y1="12.14cm" svg:x2="9.275cm" svg:y2="12.237cm">
          <text:p/>
        </draw:line>
        <draw:custom-shape draw:style-name="gr4" draw:text-style-name="P2" draw:layer="layout" svg:width="1.791cm" svg:height="0.96cm" svg:x="13.447cm" svg:y="15.667cm">
          <text:p text:style-name="P1"><text:span text:style-name="T1">S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3.542cm" svg:y1="16.135cm" svg:x2="12.623cm" svg:y2="15.883cm">
          <text:p/>
        </draw:line>
        <draw:custom-shape draw:style-name="gr4" draw:text-style-name="P2" draw:layer="layout" svg:width="1.791cm" svg:height="0.96cm" svg:x="12.048cm" svg:y="16.867cm">
          <text:p text:style-name="P1"><text:span text:style-name="T1">P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2.762cm" svg:y1="16.757cm" svg:x2="12.296cm" svg:y2="16.083cm">
          <text:p/>
        </draw:line>
        <draw:custom-shape draw:style-name="gr4" draw:text-style-name="P3" draw:layer="layout" svg:width="1.791cm" svg:height="0.961cm" svg:x="7.712cm" svg:y="21.961cm">
          <text:p text:style-name="P3"><text:span text:style-name="T2">M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7.886cm" svg:y1="21.322cm" svg:x2="8.405cm" svg:y2="21.99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B_5f_Flowchart" style:display-name="DB_Flowchar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6-04-24T21:29:40</meta:creation-date>
    <dc:date>2016-05-04T23:27:17</dc:date>
    <meta:editing-duration>PT03H40M36S</meta:editing-duration>
    <meta:editing-cycles>38</meta:editing-cycles>
    <meta:generator>NeoOffice/3.4.1$Unix OpenOffice.org_project/Patch 10</meta:generator>
    <meta:document-statistic meta:object-count="77"/>
  </office:meta>
</office:document-meta>
</file>